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/>
      <style:text-properties style:use-window-font-color="true"/>
    </style:style>
    <style:style style:name="ce3" style:family="table-cell" style:parent-style-name="Default">
      <style:table-cell-properties fo:background-color="#c9211e"/>
    </style:style>
    <style:style style:name="ce2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odels_g_capa_2_old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ull_no_parte</text:p>
          </table:table-cell>
          <table:table-cell office:value-type="string" calcext:value-type="string">
            <text:p>no_parte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rniz</text:p>
          </table:table-cell>
          <table:table-cell office:value-type="string" calcext:value-type="string">
            <text:p>g-B</text:p>
          </table:table-cell>
          <table:table-cell office:value-type="string" calcext:value-type="string">
            <text:p>Tiner</text:p>
          </table:table-cell>
          <table:table-cell office:value-type="string" calcext:value-type="string">
            <text:p>g-T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g-C</text:p>
          </table:table-cell>
        </table:table-row>
        <table:table-row table:style-name="ro1"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903-8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LEXIT Härter 405-96</text:p>
          </table:table-cell>
          <table:table-cell office:value-type="float" office:value="0.016666666666667" calcext:value-type="float">
            <text:p>0.016666666666667</text:p>
          </table:table-cell>
        </table:table-row>
        <table:table-row table:style-name="ro1">
          <table:table-cell office:value-type="float" office:value="102400002" calcext:value-type="float">
            <text:p>10240000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FS CL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1925" calcext:value-type="float">
            <text:p>0.01925</text:p>
          </table:table-cell>
          <table:table-cell office:value-type="string" calcext:value-type="string">
            <text:p>903-89</text:p>
          </table:table-cell>
          <table:table-cell office:value-type="float" office:value="0.01925" calcext:value-type="float">
            <text:p>0.01925</text:p>
          </table:table-cell>
          <table:table-cell office:value-type="string" calcext:value-type="string">
            <text:p>ALEXIT Härter 405-96</text:p>
          </table:table-cell>
          <table:table-cell office:value-type="float" office:value="0.012833333333333" calcext:value-type="float">
            <text:p>0.012833333333333</text:p>
          </table:table-cell>
        </table:table-row>
        <table:table-row table:style-name="ro1"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FS CL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183" calcext:value-type="float">
            <text:p>0.02183</text:p>
          </table:table-cell>
          <table:table-cell office:value-type="string" calcext:value-type="string">
            <text:p>903-89</text:p>
          </table:table-cell>
          <table:table-cell office:value-type="float" office:value="0.02183" calcext:value-type="float">
            <text:p>0.02183</text:p>
          </table:table-cell>
          <table:table-cell office:value-type="string" calcext:value-type="string">
            <text:p>ALEXIT Härter 405-96</text:p>
          </table:table-cell>
          <table:table-cell office:value-type="float" office:value="0.012833333333333" calcext:value-type="float">
            <text:p>0.012833333333333</text:p>
          </table:table-cell>
        </table:table-row>
        <table:table-row table:style-name="ro1"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FS CL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903-89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ALEXIT Härter 405-96</text:p>
          </table:table-cell>
          <table:table-cell office:value-type="float" office:value="0.019833333333333" calcext:value-type="float">
            <text:p>0.019833333333333</text:p>
          </table:table-cell>
        </table:table-row>
        <table:table-row table:style-name="ro1"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FS HL &amp; CL CARIBOU GRAY</text:p>
          </table:table-cell>
          <table:table-cell table:number-columns-repeated="6"/>
        </table:table-row>
        <table:table-row table:style-name="ro1">
          <table:table-cell office:value-type="float" office:value="102400006" calcext:value-type="float">
            <text:p>10240000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FS HL &amp; CL DEEP IRON</text:p>
          </table:table-cell>
          <table:table-cell table:number-columns-repeated="6"/>
        </table:table-row>
        <table:table-row table:style-name="ro1"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FS HL &amp; CL ENERGETIC ORANGE</text:p>
          </table:table-cell>
          <table:table-cell table:number-columns-repeated="6"/>
        </table:table-row>
        <table:table-row table:style-name="ro1">
          <table:table-cell office:value-type="float" office:value="102400008" calcext:value-type="float">
            <text:p>10240000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HL &amp; CL PIANO BLACK</text:p>
          </table:table-cell>
          <table:table-cell table:number-columns-repeated="6"/>
        </table:table-row>
        <table:table-row table:style-name="ro1"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FS HL &amp; CL PINTADO DARK BLUE</text:p>
          </table:table-cell>
          <table:table-cell table:number-columns-repeated="6"/>
        </table:table-row>
        <table:table-row table:style-name="ro1">
          <table:table-cell table:style-name="ce1" office:value-type="float" office:value="102400010" calcext:value-type="float">
            <text:p>102400010</text:p>
          </table:table-cell>
          <table:table-cell table:style-name="ce3" office:value-type="string" calcext:value-type="string">
            <text:p><text:s/>EA </text:p>
          </table:table-cell>
          <table:table-cell office:value-type="string" calcext:value-type="string">
            <text:p>2GJ.858.415.004</text:p>
          </table:table-cell>
          <table:table-cell table:style-name="ce3" office:value-type="string" calcext:value-type="string">
            <text:p>2GJ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SCHACHT BLENDE PAINTED</text:p>
          </table:table-cell>
          <table:table-cell table:style-name="ce3" office:value-type="string" calcext:value-type="string">
            <text:p><text:s/>VISOR INTERIOR SCHACHT BLENDE FS PINTADO</text:p>
          </table:table-cell>
          <table:table-cell table:style-name="ce3" table:number-columns-repeated="6"/>
        </table:table-row>
        <table:table-row table:style-name="ro1"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A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8.0 DARK BLUE</text:p>
          </table:table-cell>
          <table:table-cell table:number-columns-repeated="6"/>
        </table:table-row>
        <table:table-row table:style-name="ro1"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HL 8.0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CL 8.0 <text:s/>CARIBOU GRAY</text:p>
          </table:table-cell>
          <table:table-cell table:number-columns-repeated="6"/>
        </table:table-row>
        <table:table-row table:style-name="ro1"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BFS CL 10.0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26624" calcext:value-type="float">
            <text:p>0.0426624</text:p>
          </table:table-cell>
          <table:table-cell office:value-type="string" calcext:value-type="string">
            <text:p>903-89</text:p>
          </table:table-cell>
          <table:table-cell office:value-type="float" office:value="0.0213312" calcext:value-type="float">
            <text:p>0.0213312</text:p>
          </table:table-cell>
          <table:table-cell office:value-type="string" calcext:value-type="string">
            <text:p>ALEXIT Härter 405-96</text:p>
          </table:table-cell>
          <table:table-cell office:value-type="float" office:value="0.021333333333333" calcext:value-type="float">
            <text:p>0.021333333333333</text:p>
          </table:table-cell>
        </table:table-row>
        <table:table-row table:style-name="ro1"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BFS CL 10.0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416225" calcext:value-type="float">
            <text:p>0.04416225</text:p>
          </table:table-cell>
          <table:table-cell office:value-type="string" calcext:value-type="string">
            <text:p>903-89</text:p>
          </table:table-cell>
          <table:table-cell office:value-type="float" office:value="0.022081125" calcext:value-type="float">
            <text:p>0.022081125</text:p>
          </table:table-cell>
          <table:table-cell office:value-type="string" calcext:value-type="string">
            <text:p>ALEXIT Härter 405-96</text:p>
          </table:table-cell>
          <table:table-cell office:value-type="float" office:value="0.022083333333333" calcext:value-type="float">
            <text:p>0.022083333333333</text:p>
          </table:table-cell>
        </table:table-row>
        <table:table-row table:style-name="ro1"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10.0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BFS HL 10.0 DEEP IRON</text:p>
          </table:table-cell>
          <table:table-cell table:number-columns-repeated="6"/>
        </table:table-row>
        <table:table-row table:style-name="ro1"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BFS HL 10.0 ENERGETIC ORANGE</text:p>
          </table:table-cell>
          <table:table-cell table:number-columns-repeated="6"/>
        </table:table-row>
        <table:table-row table:style-name="ro1"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HL 10.0 CARIBOU GRAY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1" calcext:value-type="float">
            <text:p>10240002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PIANO BLACK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IZQ CON/SW CARIBOU GRAY</text:p>
          </table:table-cell>
          <table:table-cell table:number-columns-repeated="6"/>
        </table:table-row>
        <table:table-row table:style-name="ro1"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B</text:p>
          </table:table-cell>
          <table:table-cell/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IZQ CON/SW DEEP IRON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CON/SW CARIBOU GRAY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HL DER CON/SW DARK BLUE</text:p>
          </table:table-cell>
          <table:table-cell table:number-columns-repeated="6"/>
        </table:table-row>
        <table:table-row table:style-name="ro1"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Z6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SIN/SW CARIBOU GRAY</text:p>
          </table:table-cell>
          <table:table-cell table:number-columns-repeated="6"/>
        </table:table-row>
        <table:table-row table:style-name="ro1"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LB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DER SIN/SW DEEP IRON</text:p>
          </table:table-cell>
          <table:table-cell table:number-columns-repeated="6"/>
        </table:table-row>
        <table:table-row table:style-name="ro1"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table:number-columns-repeated="6"/>
        </table:table-row>
        <table:table-row table:style-name="ro1"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CON/SW DARK BLUE</text:p>
          </table:table-cell>
          <table:table-cell table:number-columns-repeated="6"/>
        </table:table-row>
        <table:table-row table:style-name="ro1"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SIN/SW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IZQ CON/SW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DER SIN/SW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IZQ CON/SW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DER SIN/SW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IZQ CON/SW ENERGETIC ORAN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DER CON/SW ENERGETIC ORAN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903-8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LEXIT Härter 405-96</text:p>
          </table:table-cell>
          <table:table-cell office:value-type="float" office:value="0.016666666666667" calcext:value-type="float">
            <text:p>0.016666666666667</text:p>
          </table:table-cell>
        </table:table-row>
        <table:table-row table:style-name="ro1"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IZQ CON/SW CAPUCCINO BEIGE 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DER SIN/SW CAPUCCINO BEIGE</text:p>
          </table:table-cell>
          <table:table-cell table:number-columns-repeated="6"/>
        </table:table-row>
        <table:table-row table:style-name="ro1"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FS CL/HL CAPUCCINO BEIGE</text:p>
          </table:table-cell>
          <table:table-cell table:number-columns-repeated="6"/>
        </table:table-row>
        <table:table-row table:style-name="ro1"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BFS HL 10.0 CAPUCCINO BEIGE</text:p>
          </table:table-cell>
          <table:table-cell table:number-columns-repeated="6"/>
        </table:table-row>
        <table:table-row table:style-name="ro1">
          <table:table-cell office:value-type="float" office:value="102400042" calcext:value-type="float">
            <text:p>10240004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table:number-columns-repeated="6"/>
        </table:table-row>
        <table:table-row table:style-name="ro1">
          <table:table-cell office:value-type="float" office:value="102400043" calcext:value-type="float">
            <text:p>10240004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E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 <text:s/>10"</text:p>
          </table:table-cell>
          <table:table-cell table:number-columns-repeated="6"/>
        </table:table-row>
        <table:table-row table:style-name="ro1">
          <table:table-cell office:value-type="float" office:value="102400044" calcext:value-type="float">
            <text:p>10240004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.J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F/G PIANO BLACK </text:p>
          </table:table-cell>
          <table:table-cell table:number-columns-repeated="6"/>
        </table:table-row>
        <table:table-row table:style-name="ro1">
          <table:table-cell office:value-type="float" office:value="102400045" calcext:value-type="float">
            <text:p>10240004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F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<text:s/>PIANO BLACK</text:p>
          </table:table-cell>
          <table:table-cell table:number-columns-repeated="6"/>
        </table:table-row>
      </table:table>
      <table:table table:name="models_g_capa_1_old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ull_no_parte</text:p>
          </table:table-cell>
          <table:table-cell office:value-type="string" calcext:value-type="string">
            <text:p>no_parte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-base</text:p>
          </table:table-cell>
          <table:table-cell office:value-type="string" calcext:value-type="string">
            <text:p>Tiner 1</text:p>
          </table:table-cell>
          <table:table-cell office:value-type="string" calcext:value-type="string">
            <text:p>g-T1</text:p>
          </table:table-cell>
          <table:table-cell office:value-type="string" calcext:value-type="string">
            <text:p>Tiner 2</text:p>
          </table:table-cell>
          <table:table-cell office:value-type="string" calcext:value-type="string">
            <text:p>g-T2</text:p>
          </table:table-cell>
          <table:table-cell office:value-type="string" calcext:value-type="string">
            <text:p>Tiner 3</text:p>
          </table:table-cell>
          <table:table-cell office:value-type="string" calcext:value-type="string">
            <text:p>g-T3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Barniz</text:p>
          </table:table-cell>
          <table:table-cell office:value-type="string" calcext:value-type="string">
            <text:p>g-B</text:p>
          </table:table-cell>
        </table:table-row>
        <table:table-row table:style-name="ro1"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  <table:table-cell table:number-columns-repeated="2"/>
        </table:table-row>
        <table:table-row table:style-name="ro1">
          <table:table-cell office:value-type="float" office:value="102400002" calcext:value-type="float">
            <text:p>10240000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FS CL DARK BLUE</text:p>
          </table:table-cell>
          <table:table-cell office:value-type="string" calcext:value-type="string">
            <text:p>Dark Blue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86</text:p>
          </table:table-cell>
          <table:table-cell office:value-type="float" office:value="0.008166666666667" calcext:value-type="float">
            <text:p>0.00816666666666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0606060606061" calcext:value-type="float">
            <text:p>0.010606060606061</text:p>
          </table:table-cell>
          <table:table-cell table:number-columns-repeated="2"/>
        </table:table-row>
        <table:table-row table:style-name="ro1"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FS CL DARK MARINE</text:p>
          </table:table-cell>
          <table:table-cell office:value-type="string" calcext:value-type="string">
            <text:p>Dark Marine</text:p>
          </table:table-cell>
          <table:table-cell office:value-type="float" office:value="0.024975" calcext:value-type="float">
            <text:p>0.024975</text:p>
          </table:table-cell>
          <table:table-cell office:value-type="string" calcext:value-type="string">
            <text:p>901-86</text:p>
          </table:table-cell>
          <table:table-cell office:value-type="float" office:value="0.020025" calcext:value-type="float">
            <text:p>0.0200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25" calcext:value-type="float">
            <text:p>0.0025</text:p>
          </table:table-cell>
          <table:table-cell table:number-columns-repeated="2"/>
        </table:table-row>
        <table:table-row table:style-name="ro1"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FS CL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359964" calcext:value-type="float">
            <text:p>0.0359964</text:p>
          </table:table-cell>
          <table:table-cell office:value-type="string" calcext:value-type="string">
            <text:p>903-89</text:p>
          </table:table-cell>
          <table:table-cell office:value-type="float" office:value="0.0179982" calcext:value-type="float">
            <text:p>0.0179982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59964" calcext:value-type="float">
            <text:p>0.00359964</text:p>
          </table:table-cell>
          <table:table-cell table:number-columns-repeated="2"/>
        </table:table-row>
        <table:table-row table:style-name="ro1"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FS HL &amp; CL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31550178" calcext:value-type="float">
            <text:p>0.031550178</text:p>
          </table:table-cell>
          <table:table-cell office:value-type="string" calcext:value-type="string">
            <text:p>901-86</text:p>
          </table:table-cell>
          <table:table-cell office:value-type="float" office:value="0.011042562" calcext:value-type="float">
            <text:p>0.011042562</text:p>
          </table:table-cell>
          <table:table-cell office:value-type="string" calcext:value-type="string">
            <text:p>903-89</text:p>
          </table:table-cell>
          <table:table-cell office:value-type="float" office:value="0.0047325267" calcext:value-type="float">
            <text:p>0.0047325267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031550178" calcext:value-type="float">
            <text:p>0.0031550178</text:p>
          </table:table-cell>
          <table:table-cell table:number-columns-repeated="2"/>
        </table:table-row>
        <table:table-row table:style-name="ro1">
          <table:table-cell office:value-type="float" office:value="102400006" calcext:value-type="float">
            <text:p>10240000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FS HL &amp; CL DEEP IRON</text:p>
          </table:table-cell>
          <table:table-cell office:value-type="string" calcext:value-type="string">
            <text:p>Deep Iron</text:p>
          </table:table-cell>
          <table:table-cell office:value-type="float" office:value="0.03333" calcext:value-type="float">
            <text:p>0.03333</text:p>
          </table:table-cell>
          <table:table-cell office:value-type="string" calcext:value-type="string">
            <text:p>903-89</text:p>
          </table:table-cell>
          <table:table-cell office:value-type="float" office:value="0.016665" calcext:value-type="float">
            <text:p>0.01666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333" calcext:value-type="float">
            <text:p>0.003333</text:p>
          </table:table-cell>
          <table:table-cell table:number-columns-repeated="2"/>
        </table:table-row>
        <table:table-row table:style-name="ro1"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FS HL &amp; CL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359964" calcext:value-type="float">
            <text:p>0.0359964</text:p>
          </table:table-cell>
          <table:table-cell office:value-type="string" calcext:value-type="string">
            <text:p>903-89</text:p>
          </table:table-cell>
          <table:table-cell office:value-type="float" office:value="0.029997" calcext:value-type="float">
            <text:p>0.02999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59964" calcext:value-type="float">
            <text:p>0.00359964</text:p>
          </table:table-cell>
          <table:table-cell table:number-columns-repeated="2"/>
        </table:table-row>
        <table:table-row table:style-name="ro1">
          <table:table-cell office:value-type="float" office:value="102400008" calcext:value-type="float">
            <text:p>10240000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HL &amp; CL PIANO BLACK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  <table:table-cell table:number-columns-repeated="2"/>
        </table:table-row>
        <table:table-row table:style-name="ro1"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FS HL &amp; CL PINTADO DARK BLUE</text:p>
          </table:table-cell>
          <table:table-cell office:value-type="string" calcext:value-type="string">
            <text:p>Dark Blue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86</text:p>
          </table:table-cell>
          <table:table-cell office:value-type="float" office:value="0.008166666666667" calcext:value-type="float">
            <text:p>0.00816666666666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0606060606061" calcext:value-type="float">
            <text:p>0.010606060606061</text:p>
          </table:table-cell>
          <table:table-cell table:number-columns-repeated="2"/>
        </table:table-row>
        <table:table-row table:style-name="ro1">
          <table:table-cell table:style-name="ce1" office:value-type="float" office:value="102400010" calcext:value-type="float">
            <text:p>102400010</text:p>
          </table:table-cell>
          <table:table-cell table:style-name="ce3" office:value-type="string" calcext:value-type="string">
            <text:p><text:s/>EA </text:p>
          </table:table-cell>
          <table:table-cell office:value-type="string" calcext:value-type="string">
            <text:p>2GJ.858.415.004</text:p>
          </table:table-cell>
          <table:table-cell table:style-name="ce3" office:value-type="string" calcext:value-type="string">
            <text:p>2GJ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SCHACHT BLENDE PAINTED</text:p>
          </table:table-cell>
          <table:table-cell table:style-name="ce3" office:value-type="string" calcext:value-type="string">
            <text:p><text:s/>VISOR INTERIOR SCHACHT BLENDE FS PINTADO</text:p>
          </table:table-cell>
          <table:table-cell table:style-name="ce3" office:value-type="float" office:value="100800002" calcext:value-type="float">
            <text:p>100800002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100800004" calcext:value-type="float">
            <text:p>100800004</text:p>
          </table:table-cell>
          <table:table-cell table:style-name="ce3" office:value-type="float" office:value="0.02266666" calcext:value-type="float">
            <text:p>0.02266666</text:p>
          </table:table-cell>
          <table:table-cell table:style-name="ce3" office:value-type="float" office:value="100800003" calcext:value-type="float">
            <text:p>100800003</text:p>
          </table:table-cell>
          <table:table-cell table:style-name="ce3" office:value-type="float" office:value="0.00833333" calcext:value-type="float">
            <text:p>0.00833333</text:p>
          </table:table-cell>
          <table:table-cell table:style-name="ce3" table:number-columns-repeated="2"/>
          <table:table-cell table:style-name="ce3" office:value-type="float" office:value="102800012" calcext:value-type="float">
            <text:p>102800012</text:p>
          </table:table-cell>
          <table:table-cell table:style-name="ce3" office:value-type="float" office:value="0.02833333" calcext:value-type="float">
            <text:p>0.02833333</text:p>
          </table:table-cell>
          <table:table-cell table:number-columns-repeated="2"/>
        </table:table-row>
        <table:table-row table:style-name="ro1"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  <table:table-cell table:number-columns-repeated="2"/>
        </table:table-row>
        <table:table-row table:style-name="ro1"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A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8.0 DARK BLUE</text:p>
          </table:table-cell>
          <table:table-cell office:value-type="string" calcext:value-type="string">
            <text:p>Dark Blue</text:p>
          </table:table-cell>
          <table:table-cell office:value-type="float" office:value="0.03621375" calcext:value-type="float">
            <text:p>0.03621375</text:p>
          </table:table-cell>
          <table:table-cell office:value-type="string" calcext:value-type="string">
            <text:p>901-86</text:p>
          </table:table-cell>
          <table:table-cell office:value-type="float" office:value="0.02903625" calcext:value-type="float">
            <text:p>0.029036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625" calcext:value-type="float">
            <text:p>0.003625</text:p>
          </table:table-cell>
          <table:table-cell table:number-columns-repeated="2"/>
        </table:table-row>
        <table:table-row table:style-name="ro1"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HL 8.0 DARK BLUE</text:p>
          </table:table-cell>
          <table:table-cell office:value-type="string" calcext:value-type="string">
            <text:p>Dark Blue</text:p>
          </table:table-cell>
          <table:table-cell office:value-type="float" office:value="0.03621375" calcext:value-type="float">
            <text:p>0.03621375</text:p>
          </table:table-cell>
          <table:table-cell office:value-type="string" calcext:value-type="string">
            <text:p>901-86</text:p>
          </table:table-cell>
          <table:table-cell office:value-type="float" office:value="0.02903625" calcext:value-type="float">
            <text:p>0.029036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625" calcext:value-type="float">
            <text:p>0.003625</text:p>
          </table:table-cell>
          <table:table-cell table:number-columns-repeated="2"/>
        </table:table-row>
        <table:table-row table:style-name="ro1"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CL 8.0 <text:s/>CARIBOU GRAY</text:p>
          </table:table-cell>
          <table:table-cell office:value-type="string" calcext:value-type="string">
            <text:p>Caribou Gray</text:p>
          </table:table-cell>
          <table:table-cell office:value-type="float" office:value="0.053328" calcext:value-type="float">
            <text:p>0.053328</text:p>
          </table:table-cell>
          <table:table-cell office:value-type="string" calcext:value-type="string">
            <text:p>901-86</text:p>
          </table:table-cell>
          <table:table-cell office:value-type="float" office:value="0.0186648" calcext:value-type="float">
            <text:p>0.0186648</text:p>
          </table:table-cell>
          <table:table-cell office:value-type="string" calcext:value-type="string">
            <text:p>903-89</text:p>
          </table:table-cell>
          <table:table-cell office:value-type="float" office:value="0.0079992" calcext:value-type="float">
            <text:p>0.0079992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053328" calcext:value-type="float">
            <text:p>0.0053328</text:p>
          </table:table-cell>
          <table:table-cell table:number-columns-repeated="2"/>
        </table:table-row>
        <table:table-row table:style-name="ro1"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BFS CL 10.0 DARK MARINE</text:p>
          </table:table-cell>
          <table:table-cell office:value-type="string" calcext:value-type="string">
            <text:p>Dark Marine</text:p>
          </table:table-cell>
          <table:table-cell office:value-type="float" office:value="0.0374625" calcext:value-type="float">
            <text:p>0.0374625</text:p>
          </table:table-cell>
          <table:table-cell office:value-type="string" calcext:value-type="string">
            <text:p>901-86</text:p>
          </table:table-cell>
          <table:table-cell office:value-type="float" office:value="0.0300375" calcext:value-type="float">
            <text:p>0.030037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75" calcext:value-type="float">
            <text:p>0.00375</text:p>
          </table:table-cell>
          <table:table-cell table:number-columns-repeated="2"/>
        </table:table-row>
        <table:table-row table:style-name="ro1"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BFS CL 10.0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513282" calcext:value-type="float">
            <text:p>0.0513282</text:p>
          </table:table-cell>
          <table:table-cell office:value-type="string" calcext:value-type="string">
            <text:p>903-89</text:p>
          </table:table-cell>
          <table:table-cell office:value-type="float" office:value="0.0256641" calcext:value-type="float">
            <text:p>0.0256641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13282" calcext:value-type="float">
            <text:p>0.00513282</text:p>
          </table:table-cell>
          <table:table-cell table:number-columns-repeated="2"/>
        </table:table-row>
        <table:table-row table:style-name="ro1"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10.0 DARK BLUE</text:p>
          </table:table-cell>
          <table:table-cell office:value-type="string" calcext:value-type="string">
            <text:p>Dark Blue</text:p>
          </table:table-cell>
          <table:table-cell office:value-type="float" office:value="0.03621375" calcext:value-type="float">
            <text:p>0.03621375</text:p>
          </table:table-cell>
          <table:table-cell office:value-type="string" calcext:value-type="string">
            <text:p>901-86</text:p>
          </table:table-cell>
          <table:table-cell office:value-type="float" office:value="0.02903625" calcext:value-type="float">
            <text:p>0.029036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625" calcext:value-type="float">
            <text:p>0.003625</text:p>
          </table:table-cell>
          <table:table-cell table:number-columns-repeated="2"/>
        </table:table-row>
        <table:table-row table:style-name="ro1"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BFS HL 10.0 DEEP IRON</text:p>
          </table:table-cell>
          <table:table-cell office:value-type="string" calcext:value-type="string">
            <text:p>Deep Iron</text:p>
          </table:table-cell>
          <table:table-cell office:value-type="float" office:value="0.0513282" calcext:value-type="float">
            <text:p>0.0513282</text:p>
          </table:table-cell>
          <table:table-cell office:value-type="string" calcext:value-type="string">
            <text:p>903-89</text:p>
          </table:table-cell>
          <table:table-cell office:value-type="float" office:value="0.0256641" calcext:value-type="float">
            <text:p>0.0256641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3282" calcext:value-type="float">
            <text:p>0.0053282</text:p>
          </table:table-cell>
          <table:table-cell table:number-columns-repeated="2"/>
        </table:table-row>
        <table:table-row table:style-name="ro1"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BFS HL 10.0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59994" calcext:value-type="float">
            <text:p>0.059994</text:p>
          </table:table-cell>
          <table:table-cell office:value-type="string" calcext:value-type="string">
            <text:p>903-89</text:p>
          </table:table-cell>
          <table:table-cell office:value-type="float" office:value="0.029997" calcext:value-type="float">
            <text:p>0.02999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9994" calcext:value-type="float">
            <text:p>0.0059994</text:p>
          </table:table-cell>
          <table:table-cell table:number-columns-repeated="2"/>
        </table:table-row>
        <table:table-row table:style-name="ro1"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HL 10.0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53328" calcext:value-type="float">
            <text:p>0.053328</text:p>
          </table:table-cell>
          <table:table-cell office:value-type="string" calcext:value-type="string">
            <text:p>901-86</text:p>
          </table:table-cell>
          <table:table-cell office:value-type="float" office:value="0.026664" calcext:value-type="float">
            <text:p>0.026664</text:p>
          </table:table-cell>
          <table:table-cell office:value-type="string" calcext:value-type="string">
            <text:p>903-89</text:p>
          </table:table-cell>
          <table:table-cell office:value-type="float" office:value="0.0079992" calcext:value-type="float">
            <text:p>0.0079992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053328" calcext:value-type="float">
            <text:p>0.0053328</text:p>
          </table:table-cell>
          <table:table-cell table:number-columns-repeated="2"/>
        </table:table-row>
        <table:table-row table:style-name="ro1">
          <table:table-cell office:value-type="float" office:value="102400021" calcext:value-type="float">
            <text:p>10240002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  <table:table-cell table:number-columns-repeated="2"/>
        </table:table-row>
        <table:table-row table:style-name="ro1"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IZQ CON/SW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179982" calcext:value-type="float">
            <text:p>0.0179982</text:p>
          </table:table-cell>
          <table:table-cell office:value-type="string" calcext:value-type="string">
            <text:p>901-86</text:p>
          </table:table-cell>
          <table:table-cell office:value-type="float" office:value="0.00629937" calcext:value-type="float">
            <text:p>0.00629937</text:p>
          </table:table-cell>
          <table:table-cell office:value-type="string" calcext:value-type="string">
            <text:p>903-89</text:p>
          </table:table-cell>
          <table:table-cell office:value-type="float" office:value="0.00269973" calcext:value-type="float">
            <text:p>0.00269973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1079892" calcext:value-type="float">
            <text:p>0.01079892</text:p>
          </table:table-cell>
          <table:table-cell table:number-columns-repeated="2"/>
        </table:table-row>
        <table:table-row table:style-name="ro1"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B</text:p>
          </table:table-cell>
          <table:table-cell/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IZQ CON/SW DEEP IRON</text:p>
          </table:table-cell>
          <table:table-cell office:value-type="string" calcext:value-type="string">
            <text:p>Deep Iron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CON/SW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179982" calcext:value-type="float">
            <text:p>0.0179982</text:p>
          </table:table-cell>
          <table:table-cell office:value-type="string" calcext:value-type="string">
            <text:p>901-86</text:p>
          </table:table-cell>
          <table:table-cell office:value-type="float" office:value="0.00629937" calcext:value-type="float">
            <text:p>0.00629937</text:p>
          </table:table-cell>
          <table:table-cell office:value-type="string" calcext:value-type="string">
            <text:p>903-89</text:p>
          </table:table-cell>
          <table:table-cell office:value-type="float" office:value="0.00269973" calcext:value-type="float">
            <text:p>0.00269973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1079892" calcext:value-type="float">
            <text:p>0.01079892</text:p>
          </table:table-cell>
          <table:table-cell table:number-columns-repeated="2"/>
        </table:table-row>
        <table:table-row table:style-name="ro1"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HL DER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Z6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SIN/SW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179982" calcext:value-type="float">
            <text:p>0.0179982</text:p>
          </table:table-cell>
          <table:table-cell office:value-type="string" calcext:value-type="string">
            <text:p>901-86</text:p>
          </table:table-cell>
          <table:table-cell office:value-type="float" office:value="0.00629937" calcext:value-type="float">
            <text:p>0.00629937</text:p>
          </table:table-cell>
          <table:table-cell office:value-type="string" calcext:value-type="string">
            <text:p>903-89</text:p>
          </table:table-cell>
          <table:table-cell office:value-type="float" office:value="0.00269973" calcext:value-type="float">
            <text:p>0.00269973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1079892" calcext:value-type="float">
            <text:p>0.01079892</text:p>
          </table:table-cell>
          <table:table-cell table:number-columns-repeated="2"/>
        </table:table-row>
        <table:table-row table:style-name="ro1"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LB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DER SIN/SW DEEP IRON</text:p>
          </table:table-cell>
          <table:table-cell office:value-type="string" calcext:value-type="string">
            <text:p>Deep Iron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SI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IZQ CON/SW DARK MARINE</text:p>
          </table:table-cell>
          <table:table-cell office:value-type="string" calcext:value-type="string">
            <text:p>Dark Marine</text:p>
          </table:table-cell>
          <table:table-cell office:value-type="float" office:value="0.012765" calcext:value-type="float">
            <text:p>0.012765</text:p>
          </table:table-cell>
          <table:table-cell office:value-type="string" calcext:value-type="string">
            <text:p>901-86</text:p>
          </table:table-cell>
          <table:table-cell office:value-type="float" office:value="0.010235" calcext:value-type="float">
            <text:p>0.01023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277777" calcext:value-type="float">
            <text:p>0.001277777</text:p>
          </table:table-cell>
          <table:table-cell table:number-columns-repeated="2"/>
        </table:table-row>
        <table:table-row table:style-name="ro1"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DER SIN/SW DARK MARINE</text:p>
          </table:table-cell>
          <table:table-cell office:value-type="string" calcext:value-type="string">
            <text:p>Dark Marine</text:p>
          </table:table-cell>
          <table:table-cell office:value-type="float" office:value="0.012765" calcext:value-type="float">
            <text:p>0.012765</text:p>
          </table:table-cell>
          <table:table-cell office:value-type="string" calcext:value-type="string">
            <text:p>901-86</text:p>
          </table:table-cell>
          <table:table-cell office:value-type="float" office:value="0.010235" calcext:value-type="float">
            <text:p>0.01023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277777" calcext:value-type="float">
            <text:p>0.001277777</text:p>
          </table:table-cell>
          <table:table-cell table:number-columns-repeated="2"/>
        </table:table-row>
        <table:table-row table:style-name="ro1"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IZQ CON/SW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DER SIN/SW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IZQ CON/SW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DER CON/SW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IZQ CON/SW CAPUCCINO BEIGE </text:p>
          </table:table-cell>
          <table:table-cell office:value-type="string" calcext:value-type="string">
            <text:p>Cappuccio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DER SIN/SW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  <table:table-cell table:number-columns-repeated="2"/>
        </table:table-row>
        <table:table-row table:style-name="ro1"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FS CL/HL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359964" calcext:value-type="float">
            <text:p>0.0359964</text:p>
          </table:table-cell>
          <table:table-cell office:value-type="string" calcext:value-type="string">
            <text:p>903-89</text:p>
          </table:table-cell>
          <table:table-cell office:value-type="float" office:value="0.0179982" calcext:value-type="float">
            <text:p>0.0179982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59964" calcext:value-type="float">
            <text:p>0.00359964</text:p>
          </table:table-cell>
          <table:table-cell table:number-columns-repeated="2"/>
        </table:table-row>
        <table:table-row table:style-name="ro1"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BFS HL 10.0 CAPUCCINO BEIGE</text:p>
          </table:table-cell>
          <table:table-cell office:value-type="string" calcext:value-type="string">
            <text:p>Cappucciono Beige</text:p>
          </table:table-cell>
          <table:table-cell office:value-type="float" office:value="0.0513282" calcext:value-type="float">
            <text:p>0.0513282</text:p>
          </table:table-cell>
          <table:table-cell office:value-type="string" calcext:value-type="string">
            <text:p>903-89</text:p>
          </table:table-cell>
          <table:table-cell office:value-type="float" office:value="0.0256641" calcext:value-type="float">
            <text:p>0.0256641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13282" calcext:value-type="float">
            <text:p>0.00513282</text:p>
          </table:table-cell>
          <table:table-cell table:number-columns-repeated="2"/>
        </table:table-row>
        <table:table-row table:style-name="ro1">
          <table:table-cell office:value-type="float" office:value="102400042" calcext:value-type="float">
            <text:p>10240004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  <table:table-cell table:number-columns-repeated="2"/>
        </table:table-row>
        <table:table-row table:style-name="ro1">
          <table:table-cell office:value-type="float" office:value="102400043" calcext:value-type="float">
            <text:p>10240004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E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 <text:s/>10"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  <table:table-cell table:number-columns-repeated="2"/>
        </table:table-row>
        <table:table-row table:style-name="ro1">
          <table:table-cell office:value-type="float" office:value="102400044" calcext:value-type="float">
            <text:p>10240004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.J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F/G PIANO BLACK 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102800037" calcext:value-type="float">
            <text:p>10280003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  <table:table-cell table:number-columns-repeated="2"/>
        </table:table-row>
        <table:table-row table:style-name="ro1">
          <table:table-cell office:value-type="float" office:value="102400045" calcext:value-type="float">
            <text:p>10240004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F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<text:s/>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  <table:table-cell table:number-columns-repeated="2"/>
        </table:table-row>
      </table:table>
      <table:table table:name="model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_par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d_color</text:p>
          </table:table-cell>
          <table:table-cell office:value-type="string" calcext:value-type="string">
            <text:p>color_cod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415.D</text:p>
          </table:table-cell>
          <table:table-cell office:value-type="string" calcext:value-type="string">
            <text:p>KOMBI 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: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416TL</text:p>
          </table:table-cell>
          <table:table-cell office:value-type="string" calcext:value-type="string">
            <text:p>KOMBI 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: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:8Z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416.B</text:p>
          </table:table-cell>
          <table:table-cell office:value-type="string" calcext:value-type="string">
            <text:p>KOMBI BLE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:8Z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416.D</text:p>
          </table:table-cell>
          <table:table-cell office:value-type="string" calcext:value-type="string">
            <text:p>KOMBI BLE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:8Z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O61 / 439B</text:p>
          </table:table-cell>
          <table:table-cell office:value-type="string" calcext:value-type="string">
            <text:p>Door T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:8Z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O62 / 440D</text:p>
          </table:table-cell>
          <table:table-cell office:value-type="string" calcext:value-type="string">
            <text:p>Door T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:8Z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O62A / 440E</text:p>
          </table:table-cell>
          <table:table-cell office:value-type="string" calcext:value-type="string">
            <text:p>Door T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:8Z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6" calcext:value-type="float">
            <text:p>10240006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:3L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16.B</text:p>
          </table:table-cell>
          <table:table-cell office:value-type="string" calcext:value-type="string">
            <text:p>KOMBI BLE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:3LB</text:p>
          </table:table-cell>
          <table:table-cell/>
          <table:table-cell office:value-type="string" calcext:value-type="string">
            <text:p>CANCELADO!!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416.D</text:p>
          </table:table-cell>
          <table:table-cell office:value-type="string" calcext:value-type="string">
            <text:p>KOMBI BLE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:3LB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O61 / 439B</text:p>
          </table:table-cell>
          <table:table-cell office:value-type="string" calcext:value-type="string">
            <text:p>Door TI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:3LB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O62.A / 440E</text:p>
          </table:table-cell>
          <table:table-cell office:value-type="string" calcext:value-type="string">
            <text:p>Door TI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:3LB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2" calcext:value-type="float">
            <text:p>102400002</text:p>
          </table:table-cell>
          <table:table-cell table:style-name="ce2" office:value-type="string" calcext:value-type="string">
            <text:p>415.E</text:p>
          </table:table-cell>
          <table:table-cell office:value-type="string" calcext:value-type="string">
            <text:p>KOMBI 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416.A</text:p>
          </table:table-cell>
          <table:table-cell office:value-type="string" calcext:value-type="string">
            <text:p>KOMBI BL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416C</text:p>
          </table:table-cell>
          <table:table-cell office:value-type="string" calcext:value-type="string">
            <text:p>KOMBI BL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416.D</text:p>
          </table:table-cell>
          <table:table-cell office:value-type="string" calcext:value-type="string">
            <text:p>KOMBI BL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061 / 439B</text:p>
          </table:table-cell>
          <table:table-cell office:value-type="string" calcext:value-type="string">
            <text:p>Door T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062 / 440D</text:p>
          </table:table-cell>
          <table:table-cell office:value-type="string" calcext:value-type="string">
            <text:p>Door T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439A / 439</text:p>
          </table:table-cell>
          <table:table-cell office:value-type="string" calcext:value-type="string">
            <text:p>Door T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440A / 440</text:p>
          </table:table-cell>
          <table:table-cell office:value-type="string" calcext:value-type="string">
            <text:p>Door T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440C / 440B</text:p>
          </table:table-cell>
          <table:table-cell office:value-type="string" calcext:value-type="string">
            <text:p>Door T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:7N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415.E</text:p>
          </table:table-cell>
          <table:table-cell office:value-type="string" calcext:value-type="string">
            <text:p>KOMBI 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:7P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416.C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:7P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439A / 439</text:p>
          </table:table-cell>
          <table:table-cell office:value-type="string" calcext:value-type="string">
            <text:p>Door T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:7P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440C / 440B</text:p>
          </table:table-cell>
          <table:table-cell office:value-type="string" calcext:value-type="string">
            <text:p>Door T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:7P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415.E(H)</text:p>
          </table:table-cell>
          <table:table-cell office:value-type="string" calcext:value-type="string">
            <text:p>KOMBI 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415.F/G(H)</text:p>
          </table:table-cell>
          <table:table-cell office:value-type="string" calcext:value-type="string">
            <text:p>KOMBI 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416.C (J)</text:p>
          </table:table-cell>
          <table:table-cell office:value-type="string" calcext:value-type="string">
            <text:p>KOMBI BLE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416.D(J)</text:p>
          </table:table-cell>
          <table:table-cell office:value-type="string" calcext:value-type="string">
            <text:p>KOMBI BLE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439A / 439</text:p>
          </table:table-cell>
          <table:table-cell office:value-type="string" calcext:value-type="string">
            <text:p>Door T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440C / 440B</text:p>
          </table:table-cell>
          <table:table-cell office:value-type="string" calcext:value-type="string">
            <text:p>Door T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061/ <text:s/>439B</text:p>
          </table:table-cell>
          <table:table-cell office:value-type="string" calcext:value-type="string">
            <text:p>Door T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062A / 440E</text:p>
          </table:table-cell>
          <table:table-cell office:value-type="string" calcext:value-type="string">
            <text:p>Door T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e:9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de:3L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416.D (E)</text:p>
          </table:table-cell>
          <table:table-cell office:value-type="string" calcext:value-type="string">
            <text:p>KOMBI BLE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de:3L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061/ <text:s/>439B</text:p>
          </table:table-cell>
          <table:table-cell office:value-type="string" calcext:value-type="string">
            <text:p>Door TI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de:3L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062A / 440E</text:p>
          </table:table-cell>
          <table:table-cell office:value-type="string" calcext:value-type="string">
            <text:p>Door TI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de:3LC</text:p>
          </table:table-cell>
          <table:table-cell table:number-columns-repeated="5"/>
        </table:table-row>
      </table:table>
      <table:table table:name="models_g_capa_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ull_no_parte</text:p>
          </table:table-cell>
          <table:table-cell office:value-type="string" calcext:value-type="string">
            <text:p>no_parte-1</text:p>
          </table:table-cell>
          <table:table-cell office:value-type="string" calcext:value-type="string">
            <text:p>no_parte-2</text:p>
          </table:table-cell>
          <table:table-cell office:value-type="string" calcext:value-type="string">
            <text:p>no_parte-3</text:p>
          </table:table-cell>
          <table:table-cell office:value-type="string" calcext:value-type="string">
            <text:p>no_parte-4</text:p>
          </table:table-cell>
          <table:table-cell office:value-type="string" calcext:value-type="string">
            <text:p>no_parte-5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-base</text:p>
          </table:table-cell>
          <table:table-cell office:value-type="string" calcext:value-type="string">
            <text:p>Tiner 1</text:p>
          </table:table-cell>
          <table:table-cell office:value-type="string" calcext:value-type="string">
            <text:p>g-T1</text:p>
          </table:table-cell>
          <table:table-cell office:value-type="string" calcext:value-type="string">
            <text:p>Tiner 2</text:p>
          </table:table-cell>
          <table:table-cell office:value-type="string" calcext:value-type="string">
            <text:p>g-T2</text:p>
          </table:table-cell>
          <table:table-cell office:value-type="string" calcext:value-type="string">
            <text:p>Tiner 3</text:p>
          </table:table-cell>
          <table:table-cell office:value-type="string" calcext:value-type="string">
            <text:p>g-T3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g-C</text:p>
          </table:table-cell>
        </table:table-row>
        <table:table-row table:style-name="ro1"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</table:table-row>
        <table:table-row table:style-name="ro1">
          <table:table-cell office:value-type="float" office:value="102400002" calcext:value-type="float">
            <text:p>10240000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FS CL DARK BLUE</text:p>
          </table:table-cell>
          <table:table-cell office:value-type="string" calcext:value-type="string">
            <text:p>Dark Blue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86</text:p>
          </table:table-cell>
          <table:table-cell office:value-type="float" office:value="0.008166666666667" calcext:value-type="float">
            <text:p>0.00816666666666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0606060606061" calcext:value-type="float">
            <text:p>0.010606060606061</text:p>
          </table:table-cell>
        </table:table-row>
        <table:table-row table:style-name="ro1"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FS CL DARK MARINE</text:p>
          </table:table-cell>
          <table:table-cell office:value-type="string" calcext:value-type="string">
            <text:p>Dark Marine</text:p>
          </table:table-cell>
          <table:table-cell office:value-type="float" office:value="0.024975" calcext:value-type="float">
            <text:p>0.024975</text:p>
          </table:table-cell>
          <table:table-cell office:value-type="string" calcext:value-type="string">
            <text:p>901-86</text:p>
          </table:table-cell>
          <table:table-cell office:value-type="float" office:value="0.020025" calcext:value-type="float">
            <text:p>0.0200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FS CL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359964" calcext:value-type="float">
            <text:p>0.0359964</text:p>
          </table:table-cell>
          <table:table-cell office:value-type="string" calcext:value-type="string">
            <text:p>903-89</text:p>
          </table:table-cell>
          <table:table-cell office:value-type="float" office:value="0.0179982" calcext:value-type="float">
            <text:p>0.0179982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59964" calcext:value-type="float">
            <text:p>0.00359964</text:p>
          </table:table-cell>
        </table:table-row>
        <table:table-row table:style-name="ro1"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FS HL &amp; CL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31550178" calcext:value-type="float">
            <text:p>0.031550178</text:p>
          </table:table-cell>
          <table:table-cell office:value-type="string" calcext:value-type="string">
            <text:p>901-86</text:p>
          </table:table-cell>
          <table:table-cell office:value-type="float" office:value="0.011042562" calcext:value-type="float">
            <text:p>0.011042562</text:p>
          </table:table-cell>
          <table:table-cell office:value-type="string" calcext:value-type="string">
            <text:p>903-89</text:p>
          </table:table-cell>
          <table:table-cell office:value-type="float" office:value="0.0047325267" calcext:value-type="float">
            <text:p>0.0047325267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031550178" calcext:value-type="float">
            <text:p>0.0031550178</text:p>
          </table:table-cell>
        </table:table-row>
        <table:table-row table:style-name="ro1">
          <table:table-cell office:value-type="float" office:value="102400006" calcext:value-type="float">
            <text:p>10240000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FS HL &amp; CL DEEP IRON</text:p>
          </table:table-cell>
          <table:table-cell office:value-type="string" calcext:value-type="string">
            <text:p>Deep Iron</text:p>
          </table:table-cell>
          <table:table-cell office:value-type="float" office:value="0.03333" calcext:value-type="float">
            <text:p>0.03333</text:p>
          </table:table-cell>
          <table:table-cell office:value-type="string" calcext:value-type="string">
            <text:p>903-89</text:p>
          </table:table-cell>
          <table:table-cell office:value-type="float" office:value="0.016665" calcext:value-type="float">
            <text:p>0.01666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FS HL &amp; CL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359964" calcext:value-type="float">
            <text:p>0.0359964</text:p>
          </table:table-cell>
          <table:table-cell office:value-type="string" calcext:value-type="string">
            <text:p>903-89</text:p>
          </table:table-cell>
          <table:table-cell office:value-type="float" office:value="0.029997" calcext:value-type="float">
            <text:p>0.02999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59964" calcext:value-type="float">
            <text:p>0.00359964</text:p>
          </table:table-cell>
        </table:table-row>
        <table:table-row table:style-name="ro1">
          <table:table-cell office:value-type="float" office:value="102400008" calcext:value-type="float">
            <text:p>10240000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HL &amp; CL PIANO BLACK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</table:table-row>
        <table:table-row table:style-name="ro1"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FS HL &amp; CL PINTADO DARK BLUE</text:p>
          </table:table-cell>
          <table:table-cell office:value-type="string" calcext:value-type="string">
            <text:p>Dark Blue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86</text:p>
          </table:table-cell>
          <table:table-cell office:value-type="float" office:value="0.008166666666667" calcext:value-type="float">
            <text:p>0.00816666666666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0606060606061" calcext:value-type="float">
            <text:p>0.010606060606061</text:p>
          </table:table-cell>
        </table:table-row>
        <table:table-row table:style-name="ro1"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</table:table-row>
        <table:table-row table:style-name="ro1"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A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8.0 DARK BLUE</text:p>
          </table:table-cell>
          <table:table-cell office:value-type="string" calcext:value-type="string">
            <text:p>Dark Blue</text:p>
          </table:table-cell>
          <table:table-cell office:value-type="float" office:value="0.03621375" calcext:value-type="float">
            <text:p>0.03621375</text:p>
          </table:table-cell>
          <table:table-cell office:value-type="string" calcext:value-type="string">
            <text:p>901-86</text:p>
          </table:table-cell>
          <table:table-cell office:value-type="float" office:value="0.02903625" calcext:value-type="float">
            <text:p>0.029036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625" calcext:value-type="float">
            <text:p>0.003625</text:p>
          </table:table-cell>
        </table:table-row>
        <table:table-row table:style-name="ro1"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HL 8.0 DARK BLUE</text:p>
          </table:table-cell>
          <table:table-cell office:value-type="string" calcext:value-type="string">
            <text:p>Dark Blue</text:p>
          </table:table-cell>
          <table:table-cell office:value-type="float" office:value="0.03621375" calcext:value-type="float">
            <text:p>0.03621375</text:p>
          </table:table-cell>
          <table:table-cell office:value-type="string" calcext:value-type="string">
            <text:p>901-86</text:p>
          </table:table-cell>
          <table:table-cell office:value-type="float" office:value="0.02903625" calcext:value-type="float">
            <text:p>0.029036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625" calcext:value-type="float">
            <text:p>0.003625</text:p>
          </table:table-cell>
        </table:table-row>
        <table:table-row table:style-name="ro1"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CL 8.0 <text:s/>CARIBOU GRAY</text:p>
          </table:table-cell>
          <table:table-cell office:value-type="string" calcext:value-type="string">
            <text:p>Caribou Gray</text:p>
          </table:table-cell>
          <table:table-cell office:value-type="float" office:value="0.053328" calcext:value-type="float">
            <text:p>0.053328</text:p>
          </table:table-cell>
          <table:table-cell office:value-type="string" calcext:value-type="string">
            <text:p>901-86</text:p>
          </table:table-cell>
          <table:table-cell office:value-type="float" office:value="0.0186648" calcext:value-type="float">
            <text:p>0.0186648</text:p>
          </table:table-cell>
          <table:table-cell office:value-type="string" calcext:value-type="string">
            <text:p>903-89</text:p>
          </table:table-cell>
          <table:table-cell office:value-type="float" office:value="0.0079992" calcext:value-type="float">
            <text:p>0.0079992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053328" calcext:value-type="float">
            <text:p>0.0053328</text:p>
          </table:table-cell>
        </table:table-row>
        <table:table-row table:style-name="ro1"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BFS CL 10.0 DARK MARINE</text:p>
          </table:table-cell>
          <table:table-cell office:value-type="string" calcext:value-type="string">
            <text:p>Dark Marine</text:p>
          </table:table-cell>
          <table:table-cell office:value-type="float" office:value="0.0374625" calcext:value-type="float">
            <text:p>0.0374625</text:p>
          </table:table-cell>
          <table:table-cell office:value-type="string" calcext:value-type="string">
            <text:p>901-86</text:p>
          </table:table-cell>
          <table:table-cell office:value-type="float" office:value="0.0300375" calcext:value-type="float">
            <text:p>0.030037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75" calcext:value-type="float">
            <text:p>0.00375</text:p>
          </table:table-cell>
        </table:table-row>
        <table:table-row table:style-name="ro1"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BFS CL 10.0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513282" calcext:value-type="float">
            <text:p>0.0513282</text:p>
          </table:table-cell>
          <table:table-cell office:value-type="string" calcext:value-type="string">
            <text:p>903-89</text:p>
          </table:table-cell>
          <table:table-cell office:value-type="float" office:value="0.0256641" calcext:value-type="float">
            <text:p>0.0256641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13282" calcext:value-type="float">
            <text:p>0.00513282</text:p>
          </table:table-cell>
        </table:table-row>
        <table:table-row table:style-name="ro1"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10.0 DARK BLUE</text:p>
          </table:table-cell>
          <table:table-cell office:value-type="string" calcext:value-type="string">
            <text:p>Dark Blue</text:p>
          </table:table-cell>
          <table:table-cell office:value-type="float" office:value="0.03621375" calcext:value-type="float">
            <text:p>0.03621375</text:p>
          </table:table-cell>
          <table:table-cell office:value-type="string" calcext:value-type="string">
            <text:p>901-86</text:p>
          </table:table-cell>
          <table:table-cell office:value-type="float" office:value="0.02903625" calcext:value-type="float">
            <text:p>0.0290362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625" calcext:value-type="float">
            <text:p>0.003625</text:p>
          </table:table-cell>
        </table:table-row>
        <table:table-row table:style-name="ro1"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BFS HL 10.0 DEEP IRON</text:p>
          </table:table-cell>
          <table:table-cell office:value-type="string" calcext:value-type="string">
            <text:p>Deep Iron</text:p>
          </table:table-cell>
          <table:table-cell office:value-type="float" office:value="0.0513282" calcext:value-type="float">
            <text:p>0.0513282</text:p>
          </table:table-cell>
          <table:table-cell office:value-type="string" calcext:value-type="string">
            <text:p>903-89</text:p>
          </table:table-cell>
          <table:table-cell office:value-type="float" office:value="0.0256641" calcext:value-type="float">
            <text:p>0.0256641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3282" calcext:value-type="float">
            <text:p>0.0053282</text:p>
          </table:table-cell>
        </table:table-row>
        <table:table-row table:style-name="ro1"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BFS HL 10.0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59994" calcext:value-type="float">
            <text:p>0.059994</text:p>
          </table:table-cell>
          <table:table-cell office:value-type="string" calcext:value-type="string">
            <text:p>903-89</text:p>
          </table:table-cell>
          <table:table-cell office:value-type="float" office:value="0.029997" calcext:value-type="float">
            <text:p>0.029997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9994" calcext:value-type="float">
            <text:p>0.0059994</text:p>
          </table:table-cell>
        </table:table-row>
        <table:table-row table:style-name="ro1"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HL 10.0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53328" calcext:value-type="float">
            <text:p>0.053328</text:p>
          </table:table-cell>
          <table:table-cell office:value-type="string" calcext:value-type="string">
            <text:p>901-86</text:p>
          </table:table-cell>
          <table:table-cell office:value-type="float" office:value="0.026664" calcext:value-type="float">
            <text:p>0.026664</text:p>
          </table:table-cell>
          <table:table-cell office:value-type="string" calcext:value-type="string">
            <text:p>903-89</text:p>
          </table:table-cell>
          <table:table-cell office:value-type="float" office:value="0.0079992" calcext:value-type="float">
            <text:p>0.0079992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053328" calcext:value-type="float">
            <text:p>0.0053328</text:p>
          </table:table-cell>
        </table:table-row>
        <table:table-row table:style-name="ro1">
          <table:table-cell office:value-type="float" office:value="102400021" calcext:value-type="float">
            <text:p>10240002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</table:table-row>
        <table:table-row table:style-name="ro1"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IZQ CON/SW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179982" calcext:value-type="float">
            <text:p>0.0179982</text:p>
          </table:table-cell>
          <table:table-cell office:value-type="string" calcext:value-type="string">
            <text:p>901-86</text:p>
          </table:table-cell>
          <table:table-cell office:value-type="float" office:value="0.00629937" calcext:value-type="float">
            <text:p>0.00629937</text:p>
          </table:table-cell>
          <table:table-cell office:value-type="string" calcext:value-type="string">
            <text:p>903-89</text:p>
          </table:table-cell>
          <table:table-cell office:value-type="float" office:value="0.00269973" calcext:value-type="float">
            <text:p>0.00269973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1079892" calcext:value-type="float">
            <text:p>0.01079892</text:p>
          </table:table-cell>
        </table:table-row>
        <table:table-row table:style-name="ro1"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B</text:p>
          </table:table-cell>
          <table:table-cell/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IZQ CON/SW DEEP IRON</text:p>
          </table:table-cell>
          <table:table-cell office:value-type="string" calcext:value-type="string">
            <text:p>Deep Iron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CON/SW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179982" calcext:value-type="float">
            <text:p>0.0179982</text:p>
          </table:table-cell>
          <table:table-cell office:value-type="string" calcext:value-type="string">
            <text:p>901-86</text:p>
          </table:table-cell>
          <table:table-cell office:value-type="float" office:value="0.00629937" calcext:value-type="float">
            <text:p>0.00629937</text:p>
          </table:table-cell>
          <table:table-cell office:value-type="string" calcext:value-type="string">
            <text:p>903-89</text:p>
          </table:table-cell>
          <table:table-cell office:value-type="float" office:value="0.00269973" calcext:value-type="float">
            <text:p>0.00269973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1079892" calcext:value-type="float">
            <text:p>0.01079892</text:p>
          </table:table-cell>
        </table:table-row>
        <table:table-row table:style-name="ro1"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HL DER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Z6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SIN/SW CARIBOU GRAY</text:p>
          </table:table-cell>
          <table:table-cell office:value-type="string" calcext:value-type="string">
            <text:p>Caribou Gray</text:p>
          </table:table-cell>
          <table:table-cell office:value-type="float" office:value="0.0179982" calcext:value-type="float">
            <text:p>0.0179982</text:p>
          </table:table-cell>
          <table:table-cell office:value-type="string" calcext:value-type="string">
            <text:p>901-86</text:p>
          </table:table-cell>
          <table:table-cell office:value-type="float" office:value="0.00629937" calcext:value-type="float">
            <text:p>0.00629937</text:p>
          </table:table-cell>
          <table:table-cell office:value-type="string" calcext:value-type="string">
            <text:p>903-89</text:p>
          </table:table-cell>
          <table:table-cell office:value-type="float" office:value="0.00269973" calcext:value-type="float">
            <text:p>0.00269973</text:p>
          </table:table-cell>
          <table:table-cell table:number-columns-repeated="2"/>
          <table:table-cell office:value-type="string" calcext:value-type="string">
            <text:p>ALEXIT Härter 450</text:p>
          </table:table-cell>
          <table:table-cell office:value-type="float" office:value="0.01079892" calcext:value-type="float">
            <text:p>0.01079892</text:p>
          </table:table-cell>
        </table:table-row>
        <table:table-row table:style-name="ro1"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LB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DER SIN/SW DEEP IRON</text:p>
          </table:table-cell>
          <table:table-cell office:value-type="string" calcext:value-type="string">
            <text:p>Deep Iron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CO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SIN/SW DARK BLUE</text:p>
          </table:table-cell>
          <table:table-cell office:value-type="string" calcext:value-type="string">
            <text:p>Dark Blue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901-86</text:p>
          </table:table-cell>
          <table:table-cell office:value-type="float" office:value="0.0089" calcext:value-type="float">
            <text:p>0.008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IZQ CON/SW DARK MARINE</text:p>
          </table:table-cell>
          <table:table-cell office:value-type="string" calcext:value-type="string">
            <text:p>Dark Marine</text:p>
          </table:table-cell>
          <table:table-cell office:value-type="float" office:value="0.012765" calcext:value-type="float">
            <text:p>0.012765</text:p>
          </table:table-cell>
          <table:table-cell office:value-type="string" calcext:value-type="string">
            <text:p>901-86</text:p>
          </table:table-cell>
          <table:table-cell office:value-type="float" office:value="0.010235" calcext:value-type="float">
            <text:p>0.01023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277777" calcext:value-type="float">
            <text:p>0.001277777</text:p>
          </table:table-cell>
        </table:table-row>
        <table:table-row table:style-name="ro1"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DER SIN/SW DARK MARINE</text:p>
          </table:table-cell>
          <table:table-cell office:value-type="string" calcext:value-type="string">
            <text:p>Dark Marine</text:p>
          </table:table-cell>
          <table:table-cell office:value-type="float" office:value="0.012765" calcext:value-type="float">
            <text:p>0.012765</text:p>
          </table:table-cell>
          <table:table-cell office:value-type="string" calcext:value-type="string">
            <text:p>901-86</text:p>
          </table:table-cell>
          <table:table-cell office:value-type="float" office:value="0.010235" calcext:value-type="float">
            <text:p>0.010235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1277777" calcext:value-type="float">
            <text:p>0.001277777</text:p>
          </table:table-cell>
        </table:table-row>
        <table:table-row table:style-name="ro1"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IZQ CON/SW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DER SIN/SW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IZQ CON/SW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DER CON/SW ENERGETIC ORANGE</text:p>
          </table:table-cell>
          <table:table-cell office:value-type="string" calcext:value-type="string">
            <text:p>Energetic Oran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IZQ CON/SW CAPUCCINO BEIGE </text:p>
          </table:table-cell>
          <table:table-cell office:value-type="string" calcext:value-type="string">
            <text:p>Cappucci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DER SIN/SW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19998" calcext:value-type="float">
            <text:p>0.019998</text:p>
          </table:table-cell>
          <table:table-cell office:value-type="string" calcext:value-type="string">
            <text:p>903-89</text:p>
          </table:table-cell>
          <table:table-cell office:value-type="float" office:value="0.009999" calcext:value-type="float">
            <text:p>0.009999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FS CL/HL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359964" calcext:value-type="float">
            <text:p>0.0359964</text:p>
          </table:table-cell>
          <table:table-cell office:value-type="string" calcext:value-type="string">
            <text:p>903-89</text:p>
          </table:table-cell>
          <table:table-cell office:value-type="float" office:value="0.0179982" calcext:value-type="float">
            <text:p>0.0179982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359964" calcext:value-type="float">
            <text:p>0.00359964</text:p>
          </table:table-cell>
        </table:table-row>
        <table:table-row table:style-name="ro1"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BFS HL 10.0 CAPUCCINO BEIGE</text:p>
          </table:table-cell>
          <table:table-cell office:value-type="string" calcext:value-type="string">
            <text:p>Cappuccino Beige</text:p>
          </table:table-cell>
          <table:table-cell office:value-type="float" office:value="0.0513282" calcext:value-type="float">
            <text:p>0.0513282</text:p>
          </table:table-cell>
          <table:table-cell office:value-type="string" calcext:value-type="string">
            <text:p>903-89</text:p>
          </table:table-cell>
          <table:table-cell office:value-type="float" office:value="0.0256641" calcext:value-type="float">
            <text:p>0.0256641</text:p>
          </table:table-cell>
          <table:table-cell table:number-columns-repeated="4"/>
          <table:table-cell office:value-type="string" calcext:value-type="string">
            <text:p>ALEXIT Härter 450</text:p>
          </table:table-cell>
          <table:table-cell office:value-type="float" office:value="0.00513282" calcext:value-type="float">
            <text:p>0.00513282</text:p>
          </table:table-cell>
        </table:table-row>
        <table:table-row table:style-name="ro1">
          <table:table-cell office:value-type="float" office:value="102400042" calcext:value-type="float">
            <text:p>10240004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</table:table-row>
        <table:table-row table:style-name="ro1">
          <table:table-cell office:value-type="float" office:value="102400043" calcext:value-type="float">
            <text:p>10240004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E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 <text:s/>10"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</table:table-row>
        <table:table-row table:style-name="ro1">
          <table:table-cell office:value-type="float" office:value="102400044" calcext:value-type="float">
            <text:p>10240004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.J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F/G PIANO BLACK </text:p>
          </table:table-cell>
          <table:table-cell office:value-type="string" calcext:value-type="string">
            <text:p>Piano Black</text:p>
          </table:table-cell>
          <table:table-cell office:value-type="float" office:value="0.023331" calcext:value-type="float">
            <text:p>0.023331</text:p>
          </table:table-cell>
          <table:table-cell office:value-type="string" calcext:value-type="string">
            <text:p>901-B9</text:p>
          </table:table-cell>
          <table:table-cell office:value-type="float" office:value="0.004666667" calcext:value-type="float">
            <text:p>0.004666667</text:p>
          </table:table-cell>
          <table:table-cell office:value-type="string" calcext:value-type="string">
            <text:p>901-86</text:p>
          </table:table-cell>
          <table:table-cell table:style-name="ce7" office:value-type="float" office:value="102800037" calcext:value-type="float">
            <text:p>102800037</text:p>
          </table:table-cell>
          <table:table-cell office:value-type="string" calcext:value-type="string">
            <text:p>909-1N</text:p>
          </table:table-cell>
          <table:table-cell office:value-type="float" office:value="0.002333333" calcext:value-type="float">
            <text:p>0.002333333</text:p>
          </table:table-cell>
          <table:table-cell office:value-type="string" calcext:value-type="string">
            <text:p>ALEXIT Härter 405-96</text:p>
          </table:table-cell>
          <table:table-cell office:value-type="float" office:value="0.010606060606061" calcext:value-type="float">
            <text:p>0.010606060606061</text:p>
          </table:table-cell>
        </table:table-row>
        <table:table-row table:style-name="ro1">
          <table:table-cell office:value-type="float" office:value="102400045" calcext:value-type="float">
            <text:p>10240004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F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<text:s/>PIANO BLACK</text:p>
          </table:table-cell>
          <table:table-cell table:style-name="ce2" office:value-type="string" calcext:value-type="string">
            <text:p>Piano Black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901-B9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1-86</text:p>
          </table:table-cell>
          <table:table-cell office:value-type="float" office:value="0.007733333" calcext:value-type="float">
            <text:p>0.007733333</text:p>
          </table:table-cell>
          <table:table-cell office:value-type="string" calcext:value-type="string">
            <text:p>909-1N</text:p>
          </table:table-cell>
          <table:table-cell office:value-type="float" office:value="0.003866667" calcext:value-type="float">
            <text:p>0.003866667</text:p>
          </table:table-cell>
          <table:table-cell office:value-type="string" calcext:value-type="string">
            <text:p>ALEXIT Härter 405-96</text:p>
          </table:table-cell>
          <table:table-cell office:value-type="float" office:value="0.019333333333333" calcext:value-type="float">
            <text:p>0.019333333333333</text:p>
          </table:table-cell>
        </table:table-row>
      </table:table>
      <table:table table:name="models_g_capa_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ull_no_parte</text:p>
          </table:table-cell>
          <table:table-cell office:value-type="string" calcext:value-type="string">
            <text:p>no_parte-1</text:p>
          </table:table-cell>
          <table:table-cell office:value-type="string" calcext:value-type="string">
            <text:p>no_parte-2</text:p>
          </table:table-cell>
          <table:table-cell office:value-type="string" calcext:value-type="string">
            <text:p>no_parte-3</text:p>
          </table:table-cell>
          <table:table-cell office:value-type="string" calcext:value-type="string">
            <text:p>no_parte-4</text:p>
          </table:table-cell>
          <table:table-cell office:value-type="string" calcext:value-type="string">
            <text:p>no_parte-5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rniz</text:p>
          </table:table-cell>
          <table:table-cell office:value-type="string" calcext:value-type="string">
            <text:p>g-B</text:p>
          </table:table-cell>
          <table:table-cell office:value-type="string" calcext:value-type="string">
            <text:p>Tiner</text:p>
          </table:table-cell>
          <table:table-cell office:value-type="string" calcext:value-type="string">
            <text:p>g-T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g-C</text:p>
          </table:table-cell>
        </table:table-row>
        <table:table-row table:style-name="ro1"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903-8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LEXIT Härter 405-96</text:p>
          </table:table-cell>
          <table:table-cell office:value-type="float" office:value="0.016666666666667" calcext:value-type="float">
            <text:p>0.016666666666667</text:p>
          </table:table-cell>
        </table:table-row>
        <table:table-row table:style-name="ro1">
          <table:table-cell office:value-type="float" office:value="102400002" calcext:value-type="float">
            <text:p>10240000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FS CL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1925" calcext:value-type="float">
            <text:p>0.01925</text:p>
          </table:table-cell>
          <table:table-cell office:value-type="string" calcext:value-type="string">
            <text:p>903-89</text:p>
          </table:table-cell>
          <table:table-cell office:value-type="float" office:value="0.01925" calcext:value-type="float">
            <text:p>0.01925</text:p>
          </table:table-cell>
          <table:table-cell office:value-type="string" calcext:value-type="string">
            <text:p>ALEXIT Härter 405-96</text:p>
          </table:table-cell>
          <table:table-cell office:value-type="float" office:value="0.012833333333333" calcext:value-type="float">
            <text:p>0.012833333333333</text:p>
          </table:table-cell>
        </table:table-row>
        <table:table-row table:style-name="ro1"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FS CL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183" calcext:value-type="float">
            <text:p>0.02183</text:p>
          </table:table-cell>
          <table:table-cell office:value-type="string" calcext:value-type="string">
            <text:p>903-89</text:p>
          </table:table-cell>
          <table:table-cell office:value-type="float" office:value="0.02183" calcext:value-type="float">
            <text:p>0.02183</text:p>
          </table:table-cell>
          <table:table-cell office:value-type="string" calcext:value-type="string">
            <text:p>ALEXIT Härter 405-96</text:p>
          </table:table-cell>
          <table:table-cell office:value-type="float" office:value="0.012833333333333" calcext:value-type="float">
            <text:p>0.012833333333333</text:p>
          </table:table-cell>
        </table:table-row>
        <table:table-row table:style-name="ro1"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FS CL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903-89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ALEXIT Härter 405-96</text:p>
          </table:table-cell>
          <table:table-cell office:value-type="float" office:value="0.019833333333333" calcext:value-type="float">
            <text:p>0.019833333333333</text:p>
          </table:table-cell>
        </table:table-row>
        <table:table-row table:style-name="ro1"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FS HL &amp; CL CARIBOU GRAY</text:p>
          </table:table-cell>
          <table:table-cell table:number-columns-repeated="6"/>
        </table:table-row>
        <table:table-row table:style-name="ro1">
          <table:table-cell office:value-type="float" office:value="102400006" calcext:value-type="float">
            <text:p>10240000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FS HL &amp; CL DEEP IRON</text:p>
          </table:table-cell>
          <table:table-cell table:number-columns-repeated="6"/>
        </table:table-row>
        <table:table-row table:style-name="ro1"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FS HL &amp; CL ENERGETIC ORANGE</text:p>
          </table:table-cell>
          <table:table-cell table:number-columns-repeated="6"/>
        </table:table-row>
        <table:table-row table:style-name="ro1">
          <table:table-cell office:value-type="float" office:value="102400008" calcext:value-type="float">
            <text:p>10240000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HL &amp; CL PIANO BLACK</text:p>
          </table:table-cell>
          <table:table-cell table:number-columns-repeated="6"/>
        </table:table-row>
        <table:table-row table:style-name="ro1"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FS HL &amp; CL PINTADO DARK BLUE</text:p>
          </table:table-cell>
          <table:table-cell table:number-columns-repeated="6"/>
        </table:table-row>
        <table:table-row table:style-name="ro1"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A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8.0 DARK BLUE</text:p>
          </table:table-cell>
          <table:table-cell table:number-columns-repeated="6"/>
        </table:table-row>
        <table:table-row table:style-name="ro1"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HL 8.0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CL 8.0 <text:s/>CARIBOU GRAY</text:p>
          </table:table-cell>
          <table:table-cell table:number-columns-repeated="6"/>
        </table:table-row>
        <table:table-row table:style-name="ro1"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MARINE</text:p>
          </table:table-cell>
          <table:table-cell office:value-type="string" calcext:value-type="string">
            <text:p><text:s/>VISOR PINTADO BFS CL 10.0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26624" calcext:value-type="float">
            <text:p>0.0426624</text:p>
          </table:table-cell>
          <table:table-cell office:value-type="string" calcext:value-type="string">
            <text:p>903-89</text:p>
          </table:table-cell>
          <table:table-cell office:value-type="float" office:value="0.0213312" calcext:value-type="float">
            <text:p>0.0213312</text:p>
          </table:table-cell>
          <table:table-cell office:value-type="string" calcext:value-type="string">
            <text:p>ALEXIT Härter 405-96</text:p>
          </table:table-cell>
          <table:table-cell office:value-type="float" office:value="0.021333333333333" calcext:value-type="float">
            <text:p>0.021333333333333</text:p>
          </table:table-cell>
        </table:table-row>
        <table:table-row table:style-name="ro1"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</text:p>
          </table:table-cell>
          <table:table-cell office:value-type="string" calcext:value-type="string">
            <text:p><text:s/>VISOR PINTADO BFS CL 10.0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416225" calcext:value-type="float">
            <text:p>0.04416225</text:p>
          </table:table-cell>
          <table:table-cell office:value-type="string" calcext:value-type="string">
            <text:p>903-89</text:p>
          </table:table-cell>
          <table:table-cell office:value-type="float" office:value="0.022081125" calcext:value-type="float">
            <text:p>0.022081125</text:p>
          </table:table-cell>
          <table:table-cell office:value-type="string" calcext:value-type="string">
            <text:p>ALEXIT Härter 405-96</text:p>
          </table:table-cell>
          <table:table-cell office:value-type="float" office:value="0.022083333333333" calcext:value-type="float">
            <text:p>0.022083333333333</text:p>
          </table:table-cell>
        </table:table-row>
        <table:table-row table:style-name="ro1"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DARK BLUE</text:p>
          </table:table-cell>
          <table:table-cell office:value-type="string" calcext:value-type="string">
            <text:p><text:s/>VISOR PINTADO BFS CL 10.0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DEEP IRON</text:p>
          </table:table-cell>
          <table:table-cell office:value-type="string" calcext:value-type="string">
            <text:p><text:s/>VISOR PINTADO BFS HL 10.0 DEEP IRON</text:p>
          </table:table-cell>
          <table:table-cell table:number-columns-repeated="6"/>
        </table:table-row>
        <table:table-row table:style-name="ro1"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ENERGETIC ORANGE</text:p>
          </table:table-cell>
          <table:table-cell office:value-type="string" calcext:value-type="string">
            <text:p><text:s/>VISOR PINTADO BFS HL 10.0 ENERGETIC ORANGE</text:p>
          </table:table-cell>
          <table:table-cell table:number-columns-repeated="6"/>
        </table:table-row>
        <table:table-row table:style-name="ro1"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CARIBOU GRAY</text:p>
          </table:table-cell>
          <table:table-cell office:value-type="string" calcext:value-type="string">
            <text:p><text:s/>VISOR PINTADO BFS HL 10.0 CARIBOU GRAY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1" calcext:value-type="float">
            <text:p>10240002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PIANO BLACK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IZQ CON/SW CARIBOU GRAY</text:p>
          </table:table-cell>
          <table:table-cell table:number-columns-repeated="6"/>
        </table:table-row>
        <table:table-row table:style-name="ro1"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B</text:p>
          </table:table-cell>
          <table:table-cell/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IZQ CON/SW DEEP IRON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Z6</text:p>
          </table:table-cell>
          <table:table-cell/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CON/SW CARIBOU GRAY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N5</text:p>
          </table:table-cell>
          <table:table-cell/>
          <table:table-cell office:value-type="string" calcext:value-type="string">
            <text:p>DARK BLUE</text:p>
          </table:table-cell>
          <table:table-cell office:value-type="string" calcext:value-type="string">
            <text:p><text:s/>PUERTA TIB HL DER CON/SW DARK BLUE</text:p>
          </table:table-cell>
          <table:table-cell table:number-columns-repeated="6"/>
        </table:table-row>
        <table:table-row table:style-name="ro1"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8Z6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Z6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<text:s/>PUERTA TIB HL DER SIN/SW CARIBOU GRAY</text:p>
          </table:table-cell>
          <table:table-cell table:number-columns-repeated="6"/>
        </table:table-row>
        <table:table-row table:style-name="ro1"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3LB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LB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<text:s/>PUERTA TIB HL DER SIN/SW DEEP IRON</text:p>
          </table:table-cell>
          <table:table-cell table:number-columns-repeated="6"/>
        </table:table-row>
        <table:table-row table:style-name="ro1"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IZQ CON/SW DARK BLUE</text:p>
          </table:table-cell>
          <table:table-cell table:number-columns-repeated="6"/>
        </table:table-row>
        <table:table-row table:style-name="ro1"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A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CON/SW DARK BLUE</text:p>
          </table:table-cell>
          <table:table-cell table:number-columns-repeated="6"/>
        </table:table-row>
        <table:table-row table:style-name="ro1"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N5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<text:s/>PUERTA TIB CL DER SIN/SW DARK BLU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IZQ CON/SW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P7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<text:s/>PUERTA TIB CL DER SIN/SW DARK MARIN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IZQ CON/SW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CL DER SIN/SW CAPUCCINO BEI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IZQ CON/SW ENERGETIC ORAN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903-89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ALEXIT Härter 405-96</text:p>
          </table:table-cell>
          <table:table-cell office:value-type="float" office:value="0.006166666666667" calcext:value-type="float">
            <text:p>0.006166666666667</text:p>
          </table:table-cell>
        </table:table-row>
        <table:table-row table:style-name="ro1"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3LC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3LC</text:p>
          </table:table-cell>
          <table:table-cell/>
          <table:table-cell office:value-type="string" calcext:value-type="string">
            <text:p>ENERGETIC ORANGE</text:p>
          </table:table-cell>
          <table:table-cell office:value-type="string" calcext:value-type="string">
            <text:p><text:s/>PUERTA TIB HL DER CON/SW ENERGETIC ORANGE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903-8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LEXIT Härter 405-96</text:p>
          </table:table-cell>
          <table:table-cell office:value-type="float" office:value="0.016666666666667" calcext:value-type="float">
            <text:p>0.016666666666667</text:p>
          </table:table-cell>
        </table:table-row>
        <table:table-row table:style-name="ro1"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IZQ CON/SW CAPUCCINO BEIGE </text:p>
          </table:table-cell>
          <table:table-cell office:value-type="string" calcext:value-type="string">
            <text:p>ALEXIT HighGloss Clearcoat 460-SR</text:p>
          </table:table-cell>
          <table:table-cell office:value-type="float" office:value="0.0439956" calcext:value-type="float">
            <text:p>0.0439956</text:p>
          </table:table-cell>
          <table:table-cell office:value-type="string" calcext:value-type="string">
            <text:p>903-89</text:p>
          </table:table-cell>
          <table:table-cell office:value-type="float" office:value="0.0219978" calcext:value-type="float">
            <text:p>0.0219978</text:p>
          </table:table-cell>
          <table:table-cell office:value-type="string" calcext:value-type="string">
            <text:p>ALEXIT Härter 405-9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9D9</text:p>
          </table:table-cell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9D9</text:p>
          </table:table-cell>
          <table:table-cell/>
          <table:table-cell office:value-type="string" calcext:value-type="string">
            <text:p>CAPUCCINO BEIGE</text:p>
          </table:table-cell>
          <table:table-cell office:value-type="string" calcext:value-type="string">
            <text:p><text:s/>PUERTA TIB HL DER SIN/SW CAPUCCINO BEIGE</text:p>
          </table:table-cell>
          <table:table-cell table:number-columns-repeated="6"/>
        </table:table-row>
        <table:table-row table:style-name="ro1"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FS CL/HL CAPUCCINO BEIGE</text:p>
          </table:table-cell>
          <table:table-cell table:number-columns-repeated="6"/>
        </table:table-row>
        <table:table-row table:style-name="ro1"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4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TED CAPUCCINO BEIGE AL</text:p>
          </table:table-cell>
          <table:table-cell office:value-type="string" calcext:value-type="string">
            <text:p><text:s/>VISOR PINTADO BFS HL 10.0 CAPUCCINO BEIGE</text:p>
          </table:table-cell>
          <table:table-cell table:number-columns-repeated="6"/>
        </table:table-row>
        <table:table-row table:style-name="ro1">
          <table:table-cell office:value-type="float" office:value="102400042" calcext:value-type="float">
            <text:p>10240004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1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6.5 TL PIANO BLACK</text:p>
          </table:table-cell>
          <table:table-cell table:number-columns-repeated="6"/>
        </table:table-row>
        <table:table-row table:style-name="ro1">
          <table:table-cell office:value-type="float" office:value="102400043" calcext:value-type="float">
            <text:p>10240004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E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TL PIANO BLACK <text:s/>10"</text:p>
          </table:table-cell>
          <table:table-cell table:number-columns-repeated="6"/>
        </table:table-row>
        <table:table-row table:style-name="ro1">
          <table:table-cell office:value-type="float" office:value="102400044" calcext:value-type="float">
            <text:p>10240004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.J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FS F/G PIANO BLACK </text:p>
          </table:table-cell>
          <table:table-cell table:number-columns-repeated="6"/>
        </table:table-row>
        <table:table-row table:style-name="ro1">
          <table:table-cell office:value-type="float" office:value="102400045" calcext:value-type="float">
            <text:p>10240004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F.005</text:p>
          </table:table-cell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TED PIANO BLACK</text:p>
          </table:table-cell>
          <table:table-cell office:value-type="string" calcext:value-type="string">
            <text:p><text:s/>VISOR PINTADO BFS HL 10.0 <text:s/>PIANO BLACK</text:p>
          </table:table-cell>
          <table:table-cell table:number-columns-repeated="6"/>
        </table:table-row>
      </table:table>
      <table:table table:name="model_color_txt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_par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_code</text:p>
          </table:table-cell>
        </table:table-row>
        <table:table-row table:style-name="ro1"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415.D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PIANO BLACK</text:p>
          </table:table-cell>
          <table:table-cell office:value-type="string" calcext:value-type="string">
            <text:p>Code:041</text:p>
          </table:table-cell>
        </table:table-row>
        <table:table-row table:style-name="ro1"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416TL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PIANO BLACK</text:p>
          </table:table-cell>
          <table:table-cell office:value-type="string" calcext:value-type="string">
            <text:p>Code:041</text:p>
          </table:table-cell>
        </table:table-row>
        <table:table-row table:style-name="ro1"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Code:8Z6</text:p>
          </table:table-cell>
        </table:table-row>
        <table:table-row table:style-name="ro1"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416.B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Code:8Z6</text:p>
          </table:table-cell>
        </table:table-row>
        <table:table-row table:style-name="ro1"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416.D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Code:8Z6</text:p>
          </table:table-cell>
        </table:table-row>
        <table:table-row table:style-name="ro1"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O61 / 439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Code:8Z6</text:p>
          </table:table-cell>
        </table:table-row>
        <table:table-row table:style-name="ro1"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O62 / 440D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Code:8Z6</text:p>
          </table:table-cell>
        </table:table-row>
        <table:table-row table:style-name="ro1"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O62A / 440E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Code:8Z6</text:p>
          </table:table-cell>
        </table:table-row>
        <table:table-row table:style-name="ro1">
          <table:table-cell office:value-type="float" office:value="10240006" calcext:value-type="float">
            <text:p>10240006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Code:3LB</text:p>
          </table:table-cell>
        </table:table-row>
        <table:table-row table:style-name="ro1">
          <table:table-cell/>
          <table:table-cell office:value-type="string" calcext:value-type="string">
            <text:p>416.B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Code:3LB</text:p>
          </table:table-cell>
        </table:table-row>
        <table:table-row table:style-name="ro1"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416.D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Code:3LB</text:p>
          </table:table-cell>
        </table:table-row>
        <table:table-row table:style-name="ro1"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O61 / 439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Code:3LB</text:p>
          </table:table-cell>
        </table:table-row>
        <table:table-row table:style-name="ro1"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O62.A / 440E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Code:3LB</text:p>
          </table:table-cell>
        </table:table-row>
        <table:table-row table:style-name="ro1">
          <table:table-cell office:value-type="float" office:value="102400002" calcext:value-type="float">
            <text:p>102400002</text:p>
          </table:table-cell>
          <table:table-cell table:style-name="ce2" office:value-type="string" calcext:value-type="string">
            <text:p>415.E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416.A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416C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416.D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061 / 439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062 / 440D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439A / 439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440A / 440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440C / 440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Code:7N5</text:p>
          </table:table-cell>
        </table:table-row>
        <table:table-row table:style-name="ro1"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415.E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Code:7P7</text:p>
          </table:table-cell>
        </table:table-row>
        <table:table-row table:style-name="ro1"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416.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Code:7P7</text:p>
          </table:table-cell>
        </table:table-row>
        <table:table-row table:style-name="ro1"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439A / 439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Code:7P7</text:p>
          </table:table-cell>
        </table:table-row>
        <table:table-row table:style-name="ro1"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440C / 440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Code:7P7</text:p>
          </table:table-cell>
        </table:table-row>
        <table:table-row table:style-name="ro1"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415.E(H)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415.F/G(H)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416.C (J)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416.D(J)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439A / 439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440C / 440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061/ <text:s/>439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062A / 440E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CAPPUCHINO BEIGE</text:p>
          </table:table-cell>
          <table:table-cell office:value-type="string" calcext:value-type="string">
            <text:p>Code:9D9</text:p>
          </table:table-cell>
        </table:table-row>
        <table:table-row table:style-name="ro1"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415.F/G</text:p>
          </table:table-cell>
          <table:table-cell office:value-type="string" calcext:value-type="string">
            <text:p>KOMBI FS</text:p>
          </table:table-cell>
          <table:table-cell office:value-type="string" calcext:value-type="string">
            <text:p>ENERGETIC ORANGE</text:p>
          </table:table-cell>
          <table:table-cell office:value-type="string" calcext:value-type="string">
            <text:p>Code:3LC</text:p>
          </table:table-cell>
        </table:table-row>
        <table:table-row table:style-name="ro1"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416.D (E)</text:p>
          </table:table-cell>
          <table:table-cell office:value-type="string" calcext:value-type="string">
            <text:p>KOMBI BLENDE</text:p>
          </table:table-cell>
          <table:table-cell office:value-type="string" calcext:value-type="string">
            <text:p>ENERGETIC ORANGE</text:p>
          </table:table-cell>
          <table:table-cell office:value-type="string" calcext:value-type="string">
            <text:p>Code:3LC</text:p>
          </table:table-cell>
        </table:table-row>
        <table:table-row table:style-name="ro1"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061/ <text:s/>439B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ENERGETIC ORANGE</text:p>
          </table:table-cell>
          <table:table-cell office:value-type="string" calcext:value-type="string">
            <text:p>Code:3LC</text:p>
          </table:table-cell>
        </table:table-row>
        <table:table-row table:style-name="ro1"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062A / 440E</text:p>
          </table:table-cell>
          <table:table-cell office:value-type="string" calcext:value-type="string">
            <text:p>Door TIB</text:p>
          </table:table-cell>
          <table:table-cell office:value-type="string" calcext:value-type="string">
            <text:p>ENERGETIC ORANGE</text:p>
          </table:table-cell>
          <table:table-cell office:value-type="string" calcext:value-type="string">
            <text:p>Code:3LC</text:p>
          </table:table-cell>
        </table:table-row>
      </table:table>
      <table:table table:name="Hoja4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400001" calcext:value-type="float">
            <text:p>10240000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2400002" calcext:value-type="float">
            <text:p>10240000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2400003" calcext:value-type="float">
            <text:p>10240000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2400004" calcext:value-type="float">
            <text:p>10240000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400005" calcext:value-type="float">
            <text:p>10240000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400006" calcext:value-type="float">
            <text:p>10240000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400007" calcext:value-type="float">
            <text:p>10240000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400008" calcext:value-type="float">
            <text:p>10240000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400009" calcext:value-type="float">
            <text:p>10240000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02400010" calcext:value-type="float">
            <text:p>10240001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400011" calcext:value-type="float">
            <text:p>10240001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400012" calcext:value-type="float">
            <text:p>10240001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A.0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400013" calcext:value-type="float">
            <text:p>10240001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400014" calcext:value-type="float">
            <text:p>10240001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B.0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400015" calcext:value-type="float">
            <text:p>10240001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400016" calcext:value-type="float">
            <text:p>10240001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400017" calcext:value-type="float">
            <text:p>10240001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400018" calcext:value-type="float">
            <text:p>10240001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400019" calcext:value-type="float">
            <text:p>10240001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400020" calcext:value-type="float">
            <text:p>10240002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400021" calcext:value-type="float">
            <text:p>10240002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N5</text:p>
          </table:table-cell>
          <table:table-cell table:number-columns-repeated="2"/>
          <table:table-cell office:value-type="float" office:value="102400022" calcext:value-type="float">
            <text:p>10240002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7N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Z6</text:p>
          </table:table-cell>
          <table:table-cell table:number-columns-repeated="2"/>
          <table:table-cell office:value-type="float" office:value="102400023" calcext:value-type="float">
            <text:p>10240002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8Z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B</text:p>
          </table:table-cell>
          <table:table-cell table:number-columns-repeated="2"/>
          <table:table-cell office:value-type="float" office:value="102400024" calcext:value-type="float">
            <text:p>10240002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Z6</text:p>
          </table:table-cell>
          <table:table-cell table:number-columns-repeated="2"/>
          <table:table-cell office:value-type="float" office:value="102400025" calcext:value-type="float">
            <text:p>10240002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8Z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N5</text:p>
          </table:table-cell>
          <table:table-cell table:number-columns-repeated="2"/>
          <table:table-cell office:value-type="float" office:value="102400026" calcext:value-type="float">
            <text:p>10240002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7N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8Z6</text:p>
          </table:table-cell>
          <table:table-cell/>
          <table:table-cell office:value-type="float" office:value="102400027" calcext:value-type="float">
            <text:p>10240002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8Z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LB</text:p>
          </table:table-cell>
          <table:table-cell/>
          <table:table-cell office:value-type="float" office:value="102400028" calcext:value-type="float">
            <text:p>10240002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.A.3L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/>
          <table:table-cell office:value-type="float" office:value="102400029" calcext:value-type="float">
            <text:p>10240002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N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N5</text:p>
          </table:table-cell>
          <table:table-cell/>
          <table:table-cell office:value-type="float" office:value="102400030" calcext:value-type="float">
            <text:p>10240003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A.7N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N5</text:p>
          </table:table-cell>
          <table:table-cell/>
          <table:table-cell office:value-type="float" office:value="102400031" calcext:value-type="float">
            <text:p>10240003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N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P7</text:p>
          </table:table-cell>
          <table:table-cell/>
          <table:table-cell office:value-type="float" office:value="102400032" calcext:value-type="float">
            <text:p>10240003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7P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P7</text:p>
          </table:table-cell>
          <table:table-cell/>
          <table:table-cell office:value-type="float" office:value="102400033" calcext:value-type="float">
            <text:p>10240003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7P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9D9</text:p>
          </table:table-cell>
          <table:table-cell/>
          <table:table-cell office:value-type="float" office:value="102400034" calcext:value-type="float">
            <text:p>10240003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39.A.9D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D9</text:p>
          </table:table-cell>
          <table:table-cell/>
          <table:table-cell office:value-type="float" office:value="102400035" calcext:value-type="float">
            <text:p>10240003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440.C.9D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LC</text:p>
          </table:table-cell>
          <table:table-cell table:number-columns-repeated="2"/>
          <table:table-cell office:value-type="float" office:value="102400036" calcext:value-type="float">
            <text:p>102400036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3L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3LC</text:p>
          </table:table-cell>
          <table:table-cell table:number-columns-repeated="2"/>
          <table:table-cell office:value-type="float" office:value="102400037" calcext:value-type="float">
            <text:p>102400037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3L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D9</text:p>
          </table:table-cell>
          <table:table-cell table:number-columns-repeated="2"/>
          <table:table-cell office:value-type="float" office:value="102400038" calcext:value-type="float">
            <text:p>102400038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1.9D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62A</text:p>
          </table:table-cell>
          <table:table-cell office:value-type="string" calcext:value-type="string">
            <text:p>9D9</text:p>
          </table:table-cell>
          <table:table-cell table:number-columns-repeated="2"/>
          <table:table-cell office:value-type="float" office:value="102400039" calcext:value-type="float">
            <text:p>102400039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67.062A.9D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2400040" calcext:value-type="float">
            <text:p>10240004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2</text:p>
          </table:table-cell>
          <table:table-cell table:number-columns-repeated="4"/>
          <table:table-cell office:value-type="string" calcext:value-type="string">
            <text:p>AL</text:p>
          </table:table-cell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2400041" calcext:value-type="float">
            <text:p>102400041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D.004</text:p>
          </table:table-cell>
          <table:table-cell table:number-columns-repeated="4"/>
          <table:table-cell office:value-type="string" calcext:value-type="string">
            <text:p>AL</text:p>
          </table:table-cell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400042" calcext:value-type="float">
            <text:p>102400042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C.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02400043" calcext:value-type="float">
            <text:p>102400043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02400044" calcext:value-type="float">
            <text:p>102400044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5.003.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GJ</text:p>
          </table:table-cell>
          <table:table-cell office:value-type="float" office:value="858" calcext:value-type="float">
            <text:p>8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400045" calcext:value-type="float">
            <text:p>102400045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2GJ.858.416.F.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16:16:54.4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19:02:31.377000000</meta:creation-date>
    <dc:date>2022-07-10T17:18:04.495000000</dc:date>
    <meta:editing-duration>PT7H48M9S</meta:editing-duration>
    <meta:editing-cycles>50</meta:editing-cycles>
    <meta:generator>LibreOffice/7.1.5.2$Windows_X86_64 LibreOffice_project/85f04e9f809797b8199d13c421bd8a2b025d52b5</meta:generator>
    <meta:document-statistic meta:table-count="7" meta:cell-count="3387" meta:object-count="0"/>
  </office:meta>
</office:document-meta>
</file>